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de Line</text:p>
          </table:table-cell>
          <table:table-cell office:value-type="string" calcext:value-type="string">
            <text:p>Comment Lines</text:p>
          </table:table-cell>
          <table:table-cell office:value-type="string" calcext:value-type="string">
            <text:p>Blank Lines</text:p>
          </table:table-cell>
          <table:table-cell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B2]-[.C2]-[.D2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925" calcext:value-type="float">
            <text:p>925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table:formula="of:=[.B3]-[.C3]-[.D3]"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526" calcext:value-type="float">
            <text:p>526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table:formula="of:=[.B4]-[.C4]-[.D4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5]-[.C5]-[.D5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B6]-[.C6]-[.D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-[.C7]-[.D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collaborate.activiti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]-[.C8]-[.D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.activities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-[.C9]-[.D9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collaborate.activiti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]-[.C10]-[.D1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collaborate.activityadd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]-[.C11]-[.D1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collaborate.activityadd.component.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]-[.C12]-[.D1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collaborate.activityadd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-[.C13]-[.D1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collaborate.aler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]-[.C14]-[.D1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.alerts.component.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]-[.C15]-[.D15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app/collaborate.aler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6]-[.C16]-[.D1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-[.C17]-[.D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]-[.C18]-[.D1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9]-[.C19]-[.D1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0]-[.C20]-[.D2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]-[.C21]-[.D2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22]-[.C22]-[.D2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3]-[.C23]-[.D2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-[.C24]-[.D24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5]-[.C25]-[.D2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]-[.C26]-[.D2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7]-[.C27]-[.D27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28]-[.C28]-[.D2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shboard.details.component.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9]-[.C29]-[.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.details.component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0]-[.C30]-[.D3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details.component.t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31]-[.C31]-[.D3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2]-[.C32]-[.D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3]-[.C33]-[.D3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34]-[.C34]-[.D3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5]-[.C35]-[.D3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6]-[.C36]-[.D3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37]-[.C37]-[.D3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helpPresentation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8]-[.C38]-[.D3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helpPresentation.component.htm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9]-[.C39]-[.D39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.helpPresentation.component.ts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40]-[.C40]-[.D4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dashboard.import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1]-[.C41]-[.D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import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2]-[.C42]-[.D42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.import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3]-[.C43]-[.D4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4]-[.C44]-[.D4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5]-[.C45]-[.D45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6]-[.C46]-[.D4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7]-[.C47]-[.D4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-[.C48]-[.D48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49]-[.C49]-[.D49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0]-[.C50]-[.D5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1]-[.C51]-[.D5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52]-[.C52]-[.D5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3]-[.C53]-[.D5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4]-[.C54]-[.D54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55]-[.C55]-[.D5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6]-[.C56]-[.D5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57]-[.C57]-[.D57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58]-[.C58]-[.D5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9]-[.C59]-[.D5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0]-[.C60]-[.D6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1]-[.C61]-[.D6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.setting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-[.C62]-[.D6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settings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3]-[.C63]-[.D63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settings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4]-[.C64]-[.D6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5]-[.C65]-[.D6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6]-[.C66]-[.D66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67]-[.C67]-[.D6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-[.C68]-[.D6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9]-[.C69]-[.D69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70]-[.C70]-[.D7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1]-[.C71]-[.D7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2]-[.C72]-[.D72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73]-[.C73]-[.D7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74]-[.C74]-[.D7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5]-[.C75]-[.D75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76]-[.C76]-[.D7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77]-[.C77]-[.D77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8]-[.C78]-[.D78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79]-[.C79]-[.D7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0]-[.C80]-[.D8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1]-[.C81]-[.D8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2]-[.C82]-[.D8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3]-[.C83]-[.D8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4]-[.C84]-[.D8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5]-[.C85]-[.D8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86]-[.C86]-[.D8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7]-[.C87]-[.D87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88]-[.C88]-[.D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9]-[.C89]-[.D89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90]-[.C90]-[.D9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91]-[.C91]-[.D91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ta.popup.component.css</text:p>
          </table:table-cell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formula="of:=[.B92]-[.C92]-[.D92]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rc/app/data.popup.component.html</text:p>
          </table:table-cell>
          <table:table-cell office:value-type="float" office:value="901" calcext:value-type="float">
            <text:p>90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formula="of:=[.B93]-[.C93]-[.D93]"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src/app/data.popup.component.ts</text:p>
          </table:table-cell>
          <table:table-cell office:value-type="float" office:value="548" calcext:value-type="float">
            <text:p>548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[.B94]-[.C94]-[.D94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rc/app/data.refresh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95]-[.C95]-[.D9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data.refresh.component.html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96]-[.C96]-[.D9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app/data.refresh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B97]-[.C97]-[.D9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8]-[.C98]-[.D9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9]-[.C99]-[.D99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00]-[.C100]-[.D10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ta.slicers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01]-[.C101]-[.D10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data.slicers.component.htm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02]-[.C102]-[.D10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ta.slicers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03]-[.C103]-[.D10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app/data/dashboards.ts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B104]-[.C104]-[.D104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app/explore.component.css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B105]-[.C105]-[.D105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rc/app/explore.component.html</text:p>
          </table:table-cell>
          <table:table-cell office:value-type="float" office:value="507" calcext:value-type="float">
            <text:p>507</text:p>
          </table:table-cell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table:formula="of:=[.B106]-[.C106]-[.D106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rc/app/explore.component.ts</text:p>
          </table:table-cell>
          <table:table-cell office:value-type="float" office:value="611" calcext:value-type="float">
            <text:p>611</text:p>
          </table:table-cell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  <table:table-cell table:formula="of:=[.B107]-[.C107]-[.D107]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108]-[.C108]-[.D108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1692" calcext:value-type="float">
            <text:p>1692</text:p>
          </table:table-cell>
          <table:table-cell office:value-type="float" office:value="285" calcext:value-type="float">
            <text:p>285</text:p>
          </table:table-cell>
          <table:table-cell office:value-type="float" office:value="88" calcext:value-type="float">
            <text:p>88</text:p>
          </table:table-cell>
          <table:table-cell table:formula="of:=[.B109]-[.C109]-[.D109]"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0]-[.C110]-[.D1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1]-[.C111]-[.D11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12]-[.C112]-[.D112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home.component.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13]-[.C113]-[.D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home.component.ht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4]-[.C114]-[.D11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home.component.spec.t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15]-[.C115]-[.D115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home.component.t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16]-[.C116]-[.D1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7]-[.C117]-[.D1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118]-[.C118]-[.D118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9]-[.C119]-[.D11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0]-[.C120]-[.D12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121]-[.C121]-[.D12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2]-[.C122]-[.D12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3]-[.C123]-[.D12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24]-[.C124]-[.D12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5]-[.C125]-[.D12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6]-[.C126]-[.D126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27]-[.C127]-[.D12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423" calcext:value-type="float">
            <text:p>4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table:formula="of:=[.B128]-[.C128]-[.D128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9]-[.C129]-[.D12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30]-[.C130]-[.D130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31]-[.C131]-[.D13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2]-[.C132]-[.D13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33]-[.C133]-[.D133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34]-[.C134]-[.D13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35]-[.C135]-[.D135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36]-[.C136]-[.D13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7]-[.C137]-[.D137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38]-[.C138]-[.D13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shape.edit.component.cs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9]-[.C139]-[.D139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shape.edit.component.html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40]-[.C140]-[.D140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rc/app/shape.edit.component.ts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41]-[.C141]-[.D141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2]-[.C142]-[.D14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43]-[.C143]-[.D143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44]-[.C144]-[.D1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test.app.card.component.t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5]-[.C145]-[.D14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6]-[.C146]-[.D14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47]-[.C147]-[.D14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user.offlin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8]-[.C148]-[.D14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user.offline.component.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49]-[.C149]-[.D149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user.offlin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50]-[.C150]-[.D15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user.shape.buttonbar.component.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51]-[.C151]-[.D15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app/user.shape.buttonbar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52]-[.C152]-[.D152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user.shape.buttonbar.component.t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53]-[.C153]-[.D15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rc/app/user.widget.buttonbar.component.c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4]-[.C154]-[.D154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user.widget.buttonbar.component.htm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55]-[.C155]-[.D15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user.widget.buttonbar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56]-[.C156]-[.D15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57]-[.C157]-[.D15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58]-[.C158]-[.D15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159]-[.C159]-[.D159]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src/app/widget.commen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0]-[.C160]-[.D16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widget.comments.component.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1]-[.C161]-[.D161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rc/app/widget.commen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2]-[.C162]-[.D16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3]-[.C163]-[.D16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64]-[.C164]-[.D16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65]-[.C165]-[.D165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66]-[.C166]-[.D166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B167]-[.C167]-[.D167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1024" calcext:value-type="float">
            <text:p>102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formula="of:=[.B168]-[.C168]-[.D168]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69]-[.C169]-[.D169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170]-[.C170]-[.D17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71]-[.C171]-[.D171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72]-[.C172]-[.D17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73]-[.C173]-[.D17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74]-[.C174]-[.D174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75]-[.C175]-[.D175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76]-[.C176]-[.D17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177]-[.C177]-[.D177]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" table:formula="of:=SUM([.B1:.B177])" office:value-type="float" office:value="16206" calcext:value-type="float">
            <text:p>16206</text:p>
          </table:table-cell>
          <table:table-cell table:style-name="ce1" table:formula="of:=SUM([.C1:.C177])" office:value-type="float" office:value="1664" calcext:value-type="float">
            <text:p>1664</text:p>
          </table:table-cell>
          <table:table-cell table:style-name="ce1" table:formula="of:=SUM([.D1:.D177])" office:value-type="float" office:value="2355" calcext:value-type="float">
            <text:p>2355</text:p>
          </table:table-cell>
          <table:table-cell table:style-name="ce1" table:formula="of:=SUM([.E1:.E177])" office:value-type="float" office:value="12187" calcext:value-type="float">
            <text:p>12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1T11:15:40.143211630</dc:date>
    <dc:creator>Dr Jannie Immelman</dc:creator>
    <meta:editing-duration>PT4M</meta:editing-duration>
    <meta:editing-cycles>1</meta:editing-cycles>
    <meta:document-statistic meta:table-count="1" meta:cell-count="889" meta:object-count="0"/>
    <meta:generator>LibreOffice/5.1.6.2$Linux_X86_64 LibreOffice_project/10m0$Build-2</meta:generator>
  </office:meta>
</office:document-meta>
</file>